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613EB8FB25183FC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roman" style:font-pitch="fixed"/>
    <style:font-face style:name="DejaVu Sans" svg:font-family="'DejaVu Sans'" style:font-family-generic="roman" style:font-pitch="variable"/>
    <style:font-face style:name="DejaVu Sans1" svg:font-family="'DejaVu Sans'" style:font-family-generic="swiss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roman" style:font-pitch="fixed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Базовый_5f_1">
      <style:graphic-properties draw:fill-color="#cccccc" draw:textarea-horizontal-align="justify" draw:textarea-vertical-align="middle" draw:auto-grow-height="false" fo:min-height="1.55cm" fo:min-width="5.7cm"/>
      <style:paragraph-properties style:writing-mode="lr-tb"/>
    </style:style>
    <style:style style:name="gr3" style:family="graphic" style:parent-style-name="Базовый_5f_1">
      <style:graphic-properties draw:fill-color="#e0c2cd" draw:textarea-horizontal-align="justify" draw:textarea-vertical-align="middle" draw:auto-grow-height="false" fo:min-height="1.55cm" fo:min-width="5.5cm"/>
      <style:paragraph-properties style:writing-mode="lr-tb"/>
    </style:style>
    <style:style style:name="gr4" style:family="graphic" style:parent-style-name="Базовый_5f_1">
      <style:graphic-properties draw:textarea-horizontal-align="justify" draw:textarea-vertical-align="middle" draw:auto-grow-height="false" fo:min-height="1.55cm" fo:min-width="5.7cm"/>
      <style:paragraph-properties style:writing-mode="lr-tb"/>
    </style:style>
    <style:style style:name="gr5" style:family="graphic" style:parent-style-name="Базовый_5f_1">
      <style:graphic-properties draw:fill-color="#ffffd7" draw:textarea-horizontal-align="justify" draw:textarea-vertical-align="middle" draw:auto-grow-height="false" fo:min-height="1.15cm" fo:min-width="5.9cm"/>
      <style:paragraph-properties style:writing-mode="lr-tb"/>
    </style:style>
    <style:style style:name="gr6" style:family="graphic" style:parent-style-name="Объект_20_без_20_заливки_5f_1">
      <style:graphic-properties draw:marker-end="Стили_20_стрелок_20_1" draw:marker-end-width="0.3cm" draw:fill="none" draw:textarea-vertical-align="middle"/>
    </style:style>
    <style:style style:name="gr7" style:family="graphic" style:parent-style-name="Объект_20_без_20_заливки_5f_1">
      <style:graphic-properties draw:marker-end="Стили_20_стрелок_20_2" draw:marker-end-width="0.3cm" draw:fill="none" draw:textarea-vertical-align="middle"/>
    </style:style>
    <style:style style:name="gr8" style:family="graphic" style:parent-style-name="Объект_20_без_20_заливки_5f_1">
      <style:graphic-properties draw:marker-end="Стили_20_стрелок_20_3" draw:marker-end-width="0.3cm" draw:fill="none" draw:textarea-vertical-align="middle"/>
    </style:style>
    <style:style style:name="gr9" style:family="graphic" style:parent-style-name="Базовый_5f_1" style:list-style-name="L2">
      <style:graphic-properties draw:textarea-horizontal-align="justify" draw:textarea-vertical-align="middle" draw:auto-grow-height="false" fo:min-height="0.55cm" fo:min-width="5.1cm"/>
      <style:paragraph-properties style:writing-mode="lr-tb"/>
    </style:style>
    <style:style style:name="gr10" style:family="graphic" style:parent-style-name="Базовый_5f_1">
      <style:graphic-properties draw:fill-color="#dde8cb" draw:textarea-horizontal-align="justify" draw:textarea-vertical-align="middle" draw:auto-grow-height="false" fo:min-height="0.75cm" fo:min-width="5.5cm"/>
      <style:paragraph-properties style:writing-mode="lr-tb"/>
    </style:style>
    <style:style style:name="gr11" style:family="graphic" style:parent-style-name="Базовый_5f_1">
      <style:graphic-properties draw:fill-color="#ff5429" draw:textarea-horizontal-align="justify" draw:textarea-vertical-align="middle" draw:auto-grow-height="false" fo:min-height="0.898cm" fo:min-width="4.3cm"/>
      <style:paragraph-properties style:writing-mode="lr-tb"/>
    </style:style>
    <style:style style:name="gr12" style:family="graphic" style:parent-style-name="Базовый_5f_1">
      <style:graphic-properties draw:fill-color="#ffb66c" draw:textarea-horizontal-align="justify" draw:textarea-vertical-align="middle" draw:auto-grow-height="false" fo:min-height="0.95cm" fo:min-width="4.5cm"/>
      <style:paragraph-properties style:writing-mode="lr-tb"/>
    </style:style>
    <style:style style:name="gr13" style:family="graphic" style:parent-style-name="Базовый_5f_1">
      <style:graphic-properties draw:fill-color="#81d41a" draw:textarea-horizontal-align="justify" draw:textarea-vertical-align="middle" draw:auto-grow-height="false" fo:min-height="1.35cm" fo:min-width="5.9cm"/>
      <style:paragraph-properties style:writing-mode="lr-tb"/>
    </style:style>
    <style:style style:name="gr14" style:family="graphic" style:parent-style-name="Объект_20_без_20_заливки_5f_1">
      <style:graphic-properties draw:marker-end="Стили_20_стрелок_20_5" draw:marker-end-width="0.3cm" draw:fill="none" draw:textarea-vertical-align="middle"/>
    </style:style>
    <style:style style:name="gr15" style:family="graphic" style:parent-style-name="Объект_20_без_20_заливки_5f_1">
      <style:graphic-properties draw:marker-end="Стили_20_стрелок_20_7" draw:marker-end-width="0.3cm" draw:fill="none" draw:textarea-vertical-align="middle"/>
    </style:style>
    <style:style style:name="gr16" style:family="graphic" style:parent-style-name="Объект_20_без_20_заливки_5f_1">
      <style:graphic-properties draw:marker-end="Стили_20_стрелок_20_16" draw:marker-end-width="0.3cm" draw:fill="none" draw:textarea-vertical-align="middle"/>
    </style:style>
    <style:style style:name="gr17" style:family="graphic" style:parent-style-name="Базовый_5f_1">
      <style:graphic-properties draw:fill-color="#ffff38" draw:textarea-horizontal-align="justify" draw:textarea-vertical-align="middle" draw:auto-grow-height="false" fo:min-height="1.55cm" fo:min-width="5.9cm"/>
      <style:paragraph-properties style:writing-mode="lr-tb"/>
    </style:style>
    <style:style style:name="gr18" style:family="graphic" style:parent-style-name="Объект_20_без_20_заливки_5f_1">
      <style:graphic-properties draw:marker-end="Стили_20_стрелок_20_17" draw:marker-end-width="0.3cm" draw:fill="none" draw:textarea-vertical-align="middle"/>
    </style:style>
    <style:style style:name="gr19" style:family="graphic" style:parent-style-name="Объект_20_без_20_заливки_5f_1">
      <style:graphic-properties draw:marker-end="Стили_20_стрелок_20_18" draw:marker-end-width="0.3cm" draw:fill="none" draw:textarea-vertical-align="middle"/>
    </style:style>
    <style:style style:name="gr20" style:family="graphic" style:parent-style-name="Объект_20_без_20_заливки_5f_1">
      <style:graphic-properties draw:marker-end="Стили_20_стрелок_20_19" draw:marker-end-width="0.3cm" draw:fill="none" draw:textarea-vertical-align="middle"/>
    </style:style>
    <style:style style:name="gr21" style:family="graphic" style:parent-style-name="Объект_20_без_20_заливки_5f_1">
      <style:graphic-properties draw:marker-end="Стили_20_стрелок_20_20" draw:marker-end-width="0.3cm" draw:fill="none" draw:textarea-vertical-align="middle"/>
    </style:style>
    <style:style style:name="gr22" style:family="graphic" style:parent-style-name="Объект_20_без_20_заливки_5f_1">
      <style:graphic-properties draw:marker-end="Стили_20_стрелок_20_21" draw:marker-end-width="0.3cm" draw:fill="none" draw:textarea-vertical-align="middle"/>
    </style:style>
    <style:style style:name="gr23" style:family="graphic" style:parent-style-name="Объект_20_без_20_заливки_5f_1">
      <style:graphic-properties draw:marker-end="Стили_20_стрелок_20_22" draw:marker-end-width="0.3cm" draw:fill="none" draw:textarea-vertical-align="middle"/>
    </style:style>
    <style:style style:name="gr24" style:family="graphic" style:parent-style-name="Объект_20_без_20_заливки_5f_1">
      <style:graphic-properties draw:marker-end="Стили_20_стрелок_20_23" draw:marker-end-width="0.3cm" draw:fill="none" draw:textarea-vertical-align="middle"/>
    </style:style>
    <style:style style:name="gr25" style:family="graphic" style:parent-style-name="Базовый_5f_1_5f_1">
      <style:graphic-properties draw:stroke="none" draw:fill="none" fo:min-height="0.771cm"/>
      <style:paragraph-properties style:writing-mode="lr-tb"/>
    </style:style>
    <style:style style:name="gr26" style:family="graphic" style:parent-style-name="Базовый_5f_1">
      <style:graphic-properties draw:stroke="none" svg:stroke-color="#000000" draw:fill="solid" draw:fill-color="#b4c7dc" draw:textarea-vertical-align="top" draw:auto-grow-height="true" draw:auto-grow-width="false" fo:max-height="0cm" fo:min-height="6.95cm"/>
      <style:paragraph-properties style:writing-mode="lr-tb"/>
    </style:style>
    <style:style style:name="gr27" style:family="graphic" style:parent-style-name="Базовый_5f_1_5f_1">
      <style:graphic-properties draw:stroke="none" svg:stroke-color="#000000" draw:fill="solid" draw:fill-color="#afd095" draw:auto-grow-height="true" draw:auto-grow-width="false" fo:max-height="0cm" fo:min-height="8.108cm"/>
      <style:paragraph-properties style:writing-mode="lr-tb"/>
    </style:style>
    <style:style style:name="gr28" style:family="graphic" style:parent-style-name="Базовый_5f_1_5f_1">
      <style:graphic-properties draw:stroke="none" draw:fill="none" fo:min-height="3.349cm"/>
      <style:paragraph-properties style:writing-mode="lr-tb"/>
    </style:style>
    <style:style style:name="gr29" style:family="graphic" style:parent-style-name="standard">
      <style:graphic-properties draw:stroke="none" draw:fill="none" fo:min-height="1.006cm"/>
      <style:paragraph-properties style:writing-mode="lr-tb"/>
    </style:style>
    <style:style style:name="gr30" style:family="graphic" style:parent-style-name="Обычный_5f_2_5f_2_5f_1">
      <style:graphic-properties draw:stroke="none" draw:fill="none" fo:min-height="6.95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43cm"/>
      <style:paragraph-properties style:writing-mode="lr-tb"/>
    </style:style>
    <style:style style:name="pr4" style:family="presentation" style:parent-style-name="Inspiration-title">
      <style:graphic-properties fo:min-height="1.339cm"/>
      <style:paragraph-properties style:writing-mode="lr-tb"/>
    </style:style>
    <style:style style:name="pr5" style:family="presentation" style:parent-style-name="Inspiration-subtitle">
      <style:graphic-properties draw:fill-color="#ffffff" fo:min-height="12.421cm"/>
      <style:paragraph-properties style:writing-mode="lr-tb"/>
    </style:style>
    <style:style style:name="pr6" style:family="presentation" style:parent-style-name="Inspiration-title">
      <style:graphic-properties fo:min-height="1.363cm"/>
      <style:paragraph-properties style:writing-mode="lr-tb"/>
    </style:style>
    <style:style style:name="pr7" style:family="presentation" style:parent-style-name="Inspiration-subtitle">
      <style:graphic-properties draw:fill="solid" draw:fill-color="#ffdbb6" fo:min-height="11.285cm"/>
      <style:paragraph-properties style:writing-mode="lr-tb"/>
    </style:style>
    <style:style style:name="pr8" style:family="presentation" style:parent-style-name="Inspiration-subtitle">
      <style:graphic-properties draw:fill="solid" draw:fill-color="#e8f2a1" fo:min-height="9.834cm"/>
      <style:paragraph-properties style:writing-mode="lr-tb"/>
    </style:style>
    <style:style style:name="pr9" style:family="presentation" style:parent-style-name="Inspiration-title">
      <style:graphic-properties fo:min-height="1.76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style:writing-mode="lr-tb"/>
      <style:text-properties style:font-name="Droid Sans Mono" fo:font-size="26pt" style:font-size-asian="26pt" style:font-size-complex="26pt"/>
    </style:style>
    <style:style style:name="P4" style:family="paragraph">
      <style:paragraph-properties fo:line-height="100%" fo:text-align="center" style:writing-mode="lr-tb"/>
      <style:text-properties fo:font-size="14pt" style:font-size-asian="14pt" style:font-size-complex="14pt"/>
    </style:style>
    <style:style style:name="P5" style:family="paragraph">
      <loext:graphic-properties draw:fill-color="#cccccc"/>
      <style:paragraph-properties fo:line-height="100%" fo:text-align="center" style:writing-mode="lr-tb"/>
      <style:text-properties fo:font-size="14pt" style:font-size-asian="14pt" style:font-size-complex="14pt"/>
    </style:style>
    <style:style style:name="P6" style:family="paragraph">
      <loext:graphic-properties draw:fill-color="#e0c2cd"/>
      <style:paragraph-properties fo:line-height="100%" fo:text-align="center" style:writing-mode="lr-tb"/>
      <style:text-properties fo:font-size="14pt" style:font-size-asian="14pt" style:font-size-complex="14pt"/>
    </style:style>
    <style:style style:name="P7" style:family="paragraph">
      <loext:graphic-properties draw:fill-color="#ffffd7"/>
      <style:paragraph-properties fo:line-height="100%" fo:text-align="center" style:writing-mode="lr-tb"/>
      <style:text-properties fo:font-size="14pt" style:font-size-asian="14pt" style:font-size-complex="1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10" style:family="paragraph">
      <loext:graphic-properties draw:fill-color="#dde8cb"/>
      <style:paragraph-properties fo:line-height="100%" fo:text-align="center" style:writing-mode="lr-tb"/>
      <style:text-properties fo:font-size="14pt" style:font-size-asian="14pt" style:font-size-complex="14pt"/>
    </style:style>
    <style:style style:name="P11" style:family="paragraph">
      <loext:graphic-properties draw:fill-color="#ff5429"/>
      <style:paragraph-properties fo:line-height="100%" fo:text-align="center" style:writing-mode="lr-tb"/>
      <style:text-properties fo:font-size="14pt" style:font-size-asian="14pt" style:font-size-complex="14pt"/>
    </style:style>
    <style:style style:name="P12" style:family="paragraph">
      <loext:graphic-properties draw:fill-color="#ffb66c"/>
      <style:paragraph-properties fo:line-height="100%" fo:text-align="center" style:writing-mode="lr-tb"/>
      <style:text-properties fo:font-size="14pt" style:font-size-asian="14pt" style:font-size-complex="14pt"/>
    </style:style>
    <style:style style:name="P13" style:family="paragraph">
      <loext:graphic-properties draw:fill-color="#81d41a"/>
      <style:paragraph-properties fo:line-height="100%" fo:text-align="center" style:writing-mode="lr-tb"/>
      <style:text-properties fo:font-size="14pt" style:font-size-asian="14pt" style:font-size-complex="14pt"/>
    </style:style>
    <style:style style:name="P14" style:family="paragraph">
      <loext:graphic-properties draw:fill-color="#ffff38"/>
      <style:paragraph-properties fo:line-height="100%" fo:text-align="center" style:writing-mode="lr-tb"/>
      <style:text-properties fo:font-size="14pt" style:font-size-asian="14pt" style:font-size-complex="14pt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style:writing-mode="lr-tb"/>
    </style:style>
    <style:style style:name="P17" style:family="paragraph">
      <style:text-properties fo:font-size="18pt"/>
    </style:style>
    <style:style style:name="P18" style:family="paragraph">
      <loext:graphic-properties draw:fill="none"/>
      <style:paragraph-properties style:writing-mode="lr-tb"/>
      <style:text-properties fo:font-size="18pt"/>
    </style:style>
    <style:style style:name="P19" style:family="paragraph">
      <style:paragraph-properties fo:line-height="100%"/>
      <style:text-properties fo:font-size="18pt"/>
    </style:style>
    <style:style style:name="P20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21" style:family="paragraph">
      <loext:graphic-properties draw:fill="solid" draw:fill-color="#b4c7dc"/>
      <style:paragraph-properties fo:line-height="100%" style:writing-mode="lr-tb"/>
      <style:text-properties fo:font-size="18pt"/>
    </style:style>
    <style:style style:name="P22" style:family="paragraph">
      <loext:graphic-properties draw:fill="solid" draw:fill-color="#afd095"/>
      <style:paragraph-properties fo:line-height="100%" style:writing-mode="lr-tb"/>
      <style:text-properties fo:font-size="18pt"/>
    </style:style>
    <style:style style:name="P23" style:family="paragraph">
      <style:paragraph-properties fo:margin-left="0cm" fo:margin-right="0cm" fo:text-align="start" fo:text-indent="0cm"/>
    </style:style>
    <style:style style:name="P24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24pt" style:font-size-asian="24pt" style:font-size-complex="24pt"/>
    </style:style>
    <style:style style:name="P25" style:family="paragraph">
      <loext:graphic-properties draw:fill-color="#ffffff"/>
      <style:paragraph-properties style:writing-mode="lr-tb"/>
      <style:text-properties fo:font-size="27.7000007629395pt"/>
    </style:style>
    <style:style style:name="P26" style:family="paragraph">
      <loext:graphic-properties draw:fill="none"/>
      <style:paragraph-properties style:writing-mode="lr-tb"/>
    </style:style>
    <style:style style:name="P27" style:family="paragraph">
      <style:paragraph-properties fo:margin-left="0.8cm" fo:margin-right="0cm" fo:text-align="start" fo:text-indent="0cm"/>
    </style:style>
    <style:style style:name="P28" style:family="paragraph">
      <loext:graphic-properties draw:fill="solid" draw:fill-color="#ffdbb6"/>
      <style:paragraph-properties fo:margin-left="0.8cm" fo:margin-right="0cm" fo:text-align="start" fo:text-indent="0cm" style:writing-mode="lr-tb"/>
      <style:text-properties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29" style:family="paragraph">
      <loext:graphic-properties draw:fill="solid" draw:fill-color="#e8f2a1"/>
      <style:paragraph-properties fo:margin-left="0.8cm" fo:margin-right="0cm" fo:text-align="start" fo:text-indent="0cm" style:writing-mode="lr-tb"/>
      <style:text-properties fo:font-size="20pt" fo:font-style="normal" style:font-size-asian="20pt" style:font-style-asian="normal" style:font-size-complex="20pt" style:font-style-complex="normal"/>
    </style:style>
    <style:style style:name="P30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Droid Sans Mono" fo:font-size="26pt" fo:font-weight="bold" style:font-size-asian="26pt" style:font-weight-asian="bold" style:font-size-complex="26pt" style:font-weight-complex="bold"/>
    </style:style>
    <style:style style:name="T7" style:family="text">
      <style:text-properties style:font-name="DejaVu Sans1" fo:font-size="18pt" style:font-name-asian="DejaVu Sans1" style:font-name-complex="DejaVu Sans1"/>
    </style:style>
    <style:style style:name="T8" style:family="text">
      <style:text-properties style:font-name="DejaVu Sans1" fo:font-size="18pt" style:text-underline-style="solid" style:text-underline-width="auto" style:text-underline-color="font-color" style:font-name-asian="DejaVu Sans1" style:font-name-complex="DejaVu Sans1"/>
    </style:style>
    <style:style style:name="T9" style:family="text">
      <style:text-properties style:font-name="DejaVu Sans1" fo:font-size="18pt" style:text-underline-style="solid" style:text-underline-width="auto" style:text-underline-color="font-color" fo:font-weight="normal" style:font-name-asian="DejaVu Sans1" style:font-weight-asian="normal" style:font-name-complex="DejaVu Sans1" style:font-weight-complex="normal"/>
    </style:style>
    <style:style style:name="T10" style:family="text">
      <style:text-properties style:font-name="DejaVu Sans1" fo:font-size="18pt" fo:font-weight="bold" style:font-name-asian="DejaVu Sans1" style:font-weight-asian="bold" style:font-name-complex="DejaVu Sans1" style:font-weight-complex="bold"/>
    </style:style>
    <style:style style:name="T11" style:family="text">
      <style:text-properties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12" style:family="text">
      <style:text-properties style:font-name="DejaVu Sans1" fo:font-size="18pt" fo:font-style="italic" fo:font-weight="normal" style:font-name-asian="DejaVu Sans1" style:font-style-asian="italic" style:font-weight-asian="normal" style:font-name-complex="DejaVu Sans1" style:font-style-complex="italic" style:font-weight-complex="normal"/>
    </style:style>
    <style:style style:name="T13" style:family="text">
      <style:text-properties style:font-name="DejaVu Sans1" fo:font-size="18pt" fo:font-weight="normal" style:font-name-asian="DejaVu Sans1" style:font-weight-asian="normal" style:font-name-complex="DejaVu Sans1" style:font-weight-complex="normal"/>
    </style:style>
    <style:style style:name="T14" style:family="text">
      <style:text-properties fo:font-size="24pt" fo:font-weight="bold" style:font-size-asian="24pt" style:font-weight-asian="bold" style:font-size-complex="24pt" style:font-weight-complex="bold"/>
    </style:style>
    <style:style style:name="T15" style:family="text">
      <style:text-properties fo:font-size="22pt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6" style:family="text">
      <style:text-properties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7" style:family="text">
      <style:text-properties fo:font-size="22pt" fo:font-style="normal" style:text-underline-style="solid" style:text-underline-width="auto" style:text-underline-color="font-color" fo:font-weight="normal" style:font-size-asian="22pt" style:font-style-asian="normal" style:font-weight-asian="normal" style:font-size-complex="22pt" style:font-style-complex="normal" style:font-weight-complex="normal"/>
    </style:style>
    <style:style style:name="T18" style:family="text">
      <style:text-properties fo:font-size="22pt" fo:font-style="normal" style:text-underline-style="solid" style:text-underline-width="auto" style:text-underline-color="font-color" fo:font-weight="bold" style:font-size-asian="22pt" style:font-style-asian="normal" style:font-weight-asian="bold" style:font-size-complex="22pt" style:font-style-complex="normal" style:font-weight-complex="bold"/>
    </style:style>
    <style:style style:name="T19" style:family="text">
      <style:text-properties fo:font-size="20pt" fo:font-style="normal" style:text-underline-style="none" style:font-size-asian="20pt" style:font-style-asian="normal" style:font-size-complex="20pt" style:font-style-complex="normal"/>
    </style:style>
    <style:style style:name="T20" style:family="text">
      <style:text-properties fo:font-size="20pt" fo:font-style="normal" style:font-size-asian="20pt" style:font-style-asian="normal" style:font-size-complex="20pt" style:font-style-complex="normal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О методах </text:span><text:span text:style-name="T1">машинног</text:span><text:span text:style-name="T1">о </text:span><text:span text:style-name="T1">обучения</text:span></text:p>
            <text:p><text:span text:style-name="T1"><text:s/></text:span></text:p>
            <text:p><text:span text:style-name="T2">Евгений </text:span><text:span text:style-name="T2">Бори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3" draw:layer="layout" svg:width="19.6cm" svg:height="1.343cm" svg:x="0.4cm" svg:y="2.057cm" presentation:class="title" presentation:user-transformed="true">
          <draw:text-box>
            <text:p text:style-name="P2"><text:span text:style-name="T3">О методах </text:span><text:span text:style-name="T3">машинног</text:span><text:span text:style-name="T3">о </text:span><text:span text:style-name="T3">обучения</text:span></text:p>
          </draw:text-box>
        </draw:frame>
        <draw:custom-shape draw:style-name="gr2" draw:text-style-name="P5" xml:id="id1" draw:id="id1" draw:layer="layout" svg:width="6.2cm" svg:height="1.8cm" svg:x="1.8cm" svg:y="6.6cm">
          <text:p text:style-name="P4"><text:span text:style-name="T4">изучаем </text:span></text:p>
          <text:p text:style-name="P4"><text:span text:style-name="T4">предметную область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2" draw:id="id2" draw:layer="layout" svg:width="6cm" svg:height="1.8cm" svg:x="9.4cm" svg:y="6.6cm">
          <text:p text:style-name="P4"><text:span text:style-name="T4">создаем признаки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6.2cm" svg:height="1.8cm" svg:x="17.32cm" svg:y="6.6cm">
          <text:p text:style-name="P4"><text:span text:style-name="T4">собираем датасет 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6" draw:id="id6" draw:layer="layout" svg:width="6.4cm" svg:height="1.4cm" svg:x="17.2cm" svg:y="14.4cm">
          <text:p text:style-name="P4"><text:span text:style-name="T5">преобразования </text:span></text:p>
          <text:p text:style-name="P4"><text:span text:style-name="T5">и анализ признаков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type="line" svg:x1="8cm" svg:y1="7.5cm" svg:x2="9.4cm" svg:y2="7.5cm" draw:start-shape="id1" draw:start-glue-point="1" draw:end-shape="id2" draw:end-glue-point="3" svg:d="M8000 7500h1400" svg:viewBox="0 0 1401 1">
          <text:p/>
        </draw:connector>
        <draw:connector draw:style-name="gr7" draw:text-style-name="P8" draw:layer="layout" draw:type="line" svg:x1="15.4cm" svg:y1="7.5cm" svg:x2="17.32cm" svg:y2="7.5cm" draw:start-shape="id2" draw:start-glue-point="1" draw:end-shape="id3" draw:end-glue-point="3" svg:d="M15400 7500h1920" svg:viewBox="0 0 1921 1">
          <text:p/>
        </draw:connector>
        <draw:connector draw:style-name="gr8" draw:text-style-name="P8" draw:layer="layout" draw:type="line" svg:x1="20.42cm" svg:y1="8.4cm" svg:x2="20.4cm" svg:y2="9.2cm" draw:start-shape="id3" draw:start-glue-point="2" draw:end-shape="id4" draw:end-glue-point="0" svg:d="M20420 8400l-20 800" svg:viewBox="0 0 21 801">
          <text:p/>
        </draw:connector>
        <draw:custom-shape draw:style-name="gr9" draw:text-style-name="P9" xml:id="id5" draw:id="id5" draw:layer="layout" svg:width="5.6cm" svg:height="0.8cm" svg:x="17.6cm" svg:y="12.2cm">
          <text:p text:style-name="P9"><text:span text:style-name="T4">выбираем модель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xml:id="id9" draw:id="id9" draw:layer="layout" svg:width="6cm" svg:height="1cm" svg:x="9.4cm" svg:y="9.2cm">
          <text:p text:style-name="P4"><text:span text:style-name="T4">отбираем признаки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xml:id="id8" draw:id="id8" draw:layer="layout" svg:width="4.8cm" svg:height="1.148cm" svg:x="10.05cm" svg:y="12.074cm">
          <text:p text:style-name="P4"><text:span text:style-name="T4">оценка модели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xml:id="id7" draw:id="id7" draw:layer="layout" svg:width="5cm" svg:height="1.2cm" svg:x="10cm" svg:y="14.501cm">
          <text:p text:style-name="P4"><text:span text:style-name="T4">обучаем модель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xml:id="id10" draw:id="id10" draw:layer="layout" svg:width="6.4cm" svg:height="1.6cm" svg:x="2.4cm" svg:y="11.901cm">
          <text:p text:style-name="P4"><text:span text:style-name="T4">запускаем модель </text:span></text:p>
          <text:p text:style-name="P4"><text:span text:style-name="T4">в работу</text:span></text:p>
          <draw:enhanced-geometry svg:viewBox="0 0 21600 21600" draw:type="rectangle" draw:enhanced-path="M 0 0 L 21600 0 21600 21600 0 21600 0 0 Z N"/>
        </draw:custom-shape>
        <draw:connector draw:style-name="gr14" draw:text-style-name="P8" draw:layer="layout" draw:type="line" svg:x1="20.4cm" svg:y1="13cm" svg:x2="20.4cm" svg:y2="14.4cm" draw:start-shape="id5" draw:start-glue-point="2" draw:end-shape="id6" draw:end-glue-point="0" svg:d="M20400 13000v1400" svg:viewBox="0 0 1 1401">
          <text:p/>
        </draw:connector>
        <draw:connector draw:style-name="gr15" draw:text-style-name="P8" draw:layer="layout" draw:type="line" svg:x1="17.2cm" svg:y1="15.1cm" svg:x2="15cm" svg:y2="15.101cm" draw:start-shape="id6" draw:start-glue-point="3" draw:end-shape="id7" draw:end-glue-point="1" svg:d="M17200 15100l-2200 1" svg:viewBox="0 0 2201 2">
          <text:p/>
        </draw:connector>
        <draw:connector draw:style-name="gr16" draw:text-style-name="P8" draw:layer="layout" draw:type="lines" draw:line-skew="0.299cm 0.699cm" svg:x1="23.6cm" svg:y1="15.1cm" svg:x2="23.2cm" svg:y2="12.6cm" draw:start-shape="id6" draw:start-glue-point="1" draw:end-shape="id5" draw:end-glue-point="1" svg:d="M23600 15100h800v-2500h-1200" svg:viewBox="0 0 1201 2501">
          <text:p/>
        </draw:connector>
        <draw:custom-shape draw:style-name="gr17" draw:text-style-name="P14" xml:id="id4" draw:id="id4" draw:layer="layout" svg:width="6.4cm" svg:height="1.8cm" svg:x="17.2cm" svg:y="9.2cm">
          <text:p text:style-name="P4"><text:span text:style-name="T4">анализ датасета</text:span></text:p>
          <text:p text:style-name="P4"><text:span text:style-name="T4">обработка пропусков</text:span></text:p>
          <text:p text:style-name="P4"><text:span text:style-name="T4">поиск выброс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8" draw:layer="layout" draw:type="line" svg:x1="20.4cm" svg:y1="11cm" svg:x2="20.4cm" svg:y2="12.2cm" draw:start-shape="id4" draw:start-glue-point="2" draw:end-shape="id5" draw:end-glue-point="0" svg:d="M20400 11000v1200" svg:viewBox="0 0 1 1201">
          <text:p/>
        </draw:connector>
        <draw:connector draw:style-name="gr19" draw:text-style-name="P8" draw:layer="layout" draw:type="line" svg:x1="14.85cm" svg:y1="12.648cm" svg:x2="17.6cm" svg:y2="12.6cm" draw:start-shape="id8" draw:start-glue-point="1" draw:end-shape="id5" draw:end-glue-point="3" svg:d="M14850 12648l2750-48" svg:viewBox="0 0 2751 49">
          <text:p/>
        </draw:connector>
        <draw:connector draw:style-name="gr20" draw:text-style-name="P8" draw:layer="layout" draw:type="line" svg:x1="12.5cm" svg:y1="14.501cm" svg:x2="12.45cm" svg:y2="13.222cm" draw:start-shape="id7" draw:start-glue-point="0" draw:end-shape="id8" draw:end-glue-point="2" svg:d="M12500 14501l-50-1279" svg:viewBox="0 0 51 1280">
          <text:p/>
        </draw:connector>
        <draw:connector draw:style-name="gr21" draw:text-style-name="P8" draw:layer="layout" draw:type="line" svg:x1="12.4cm" svg:y1="9.2cm" svg:x2="12.4cm" svg:y2="8.4cm" draw:start-shape="id9" draw:start-glue-point="0" draw:end-shape="id2" draw:end-glue-point="2" svg:d="M12400 9200v-800" svg:viewBox="0 0 1 801">
          <text:p/>
        </draw:connector>
        <draw:connector draw:style-name="gr22" draw:text-style-name="P8" draw:layer="layout" draw:type="line" svg:x1="12.45cm" svg:y1="12.074cm" svg:x2="12.4cm" svg:y2="10.2cm" draw:start-shape="id8" draw:start-glue-point="0" draw:end-shape="id9" draw:end-glue-point="2" svg:d="M12450 12074l-50-1874" svg:viewBox="0 0 51 1875">
          <text:p/>
        </draw:connector>
        <draw:connector draw:style-name="gr23" draw:text-style-name="P8" draw:layer="layout" draw:type="line" svg:x1="10.05cm" svg:y1="12.648cm" svg:x2="8.8cm" svg:y2="12.701cm" draw:start-shape="id8" draw:start-glue-point="3" draw:end-shape="id10" draw:end-glue-point="1" svg:d="M10050 12648l-1250 53" svg:viewBox="0 0 1251 54">
          <text:p/>
        </draw:connector>
        <draw:connector draw:style-name="gr24" draw:text-style-name="P8" draw:layer="layout" draw:line-skew="-7.499cm" svg:x1="9.4cm" svg:y1="9.7cm" svg:x2="10cm" svg:y2="15.101cm" draw:start-shape="id9" draw:start-glue-point="3" draw:end-shape="id7" draw:end-glue-point="3" svg:d="M9400 9700h-8000v5401h8600" svg:viewBox="0 0 8601 5402">
          <text:p/>
        </draw:connector>
        <presentation:notes draw:style-name="dp4">
          <draw:page-thumbnail draw:style-name="gr1" draw:layer="layout" svg:width="13.108cm" svg:height="8.993cm" svg:x="4.24cm" svg:y="2.351cm" draw:page-number="2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4" draw:text-style-name="P16" draw:layer="layout" svg:width="24cm" svg:height="1.339cm" svg:x="0.8cm" svg:y="1.859cm" presentation:class="title" presentation:user-transformed="true">
          <draw:text-box>
            <text:p text:style-name="P2"><text:span text:style-name="T6">схема </text:span><text:span text:style-name="T6">применения </text:span><text:span text:style-name="T6">методов ML</text:span></text:p>
          </draw:text-box>
        </draw:frame>
        <draw:frame draw:style-name="gr25" draw:text-style-name="P18" draw:layer="layout" svg:width="17.105cm" svg:height="1.021cm" svg:x="4.095cm" svg:y="18cm">
          <draw:text-box>
            <text:p text:style-name="P17"><text:span text:style-name="T7">собираем </text:span><text:span text:style-name="T7">признаки </text:span><text:span text:style-name="T7">формируем </text:span><text:span text:style-name="T7">учебный датасет</text:span></text:p>
          </draw:text-box>
        </draw:frame>
        <draw:frame draw:style-name="gr26" draw:text-style-name="P21" draw:layer="layout" svg:width="14cm" svg:height="7.2cm" svg:x="12.6cm" svg:y="9.4cm">
          <draw:text-box>
            <text:p text:style-name="P19"><text:span text:style-name="T8">примеры </text:span><text:span text:style-name="T8">признаков</text:span></text:p>
            <text:p text:style-name="P20"><text:span text:style-name="T7"/></text:p>
            <text:p text:style-name="P20"><text:span text:style-name="T7">для текстов </text:span></text:p>
            <text:p text:style-name="P20"><text:span text:style-name="T7">- TF-IDF</text:span></text:p>
            <text:p text:style-name="P20"><text:span text:style-name="T7">- Word2Vec</text:span></text:p>
            <text:p text:style-name="P20"><text:span text:style-name="T7"/></text:p>
            <text:p text:style-name="P20"><text:span text:style-name="T7">для </text:span><text:span text:style-name="T7">изображений:</text:span></text:p>
            <text:p text:style-name="P20"><text:span text:style-name="T7"><text:s/></text:span><text:span text:style-name="T7">- Haar-like </text:span><text:span text:style-name="T7">features, </text:span></text:p>
            <text:p text:style-name="P20"><text:span text:style-name="T7"><text:s/></text:span><text:span text:style-name="T7">- HOG </text:span><text:span text:style-name="T7">(Histogram of </text:span><text:span text:style-name="T7">Oriented </text:span><text:span text:style-name="T7">Gradients)</text:span></text:p>
          </draw:text-box>
        </draw:frame>
        <draw:frame draw:style-name="gr27" draw:text-style-name="P22" draw:layer="layout" svg:width="8.2cm" svg:height="8.358cm" svg:x="2cm" svg:y="9.2cm">
          <draw:text-box>
            <text:p text:style-name="P19"><text:span text:style-name="T9">Типы признаков</text:span></text:p>
            <text:p text:style-name="P19"><text:span text:style-name="T10"/></text:p>
            <text:p text:style-name="P19"><text:span text:style-name="T7">- бинарные </text:span><text:span text:style-name="T7">(да/нет)</text:span></text:p>
            <text:p text:style-name="P19"><text:span text:style-name="T7"/></text:p>
            <text:p text:style-name="P19"><text:span text:style-name="T7">- </text:span><text:span text:style-name="T7">категориальные</text:span></text:p>
            <text:p text:style-name="P19"><text:span text:style-name="T7"/></text:p>
            <text:p text:style-name="P19"><text:span text:style-name="T7">- </text:span><text:span text:style-name="T7">количественные </text:span><text:span text:style-name="T7">(ℝ)</text:span></text:p>
            <text:p text:style-name="P19"><text:span text:style-name="T7"/></text:p>
            <text:p text:style-name="P19"><text:span text:style-name="T7">- порядковые </text:span></text:p>
          </draw:text-box>
        </draw:frame>
        <draw:frame draw:style-name="gr28" draw:text-style-name="P18" draw:layer="layout" svg:width="24.8cm" svg:height="3.599cm" svg:x="1.6cm" svg:y="5.002cm">
          <draw:text-box>
            <text:p text:style-name="P17"><text:span text:style-name="T11">создаем </text:span><text:span text:style-name="T11">признаки <text:s/></text:span><text:span text:style-name="T12">( feature </text:span><text:span text:style-name="T12">extraction / </text:span><text:span text:style-name="T12">feature </text:span><text:span text:style-name="T12">engineering )</text:span></text:p>
            <text:p text:style-name="P17"><text:span text:style-name="T12"/></text:p>
            <text:p text:style-name="P20"><text:span text:style-name="T13">отображение </text:span><text:span text:style-name="T13">данных, <text:s/></text:span><text:span text:style-name="T13">специфических </text:span><text:span text:style-name="T13">для предметной </text:span><text:span text:style-name="T13">области, </text:span></text:p>
            <text:p text:style-name="P17"><text:span text:style-name="T13">в точки </text:span><text:span text:style-name="T13">пространства </text:span><text:span text:style-name="T13">признаков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3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5" draw:text-style-name="P24" draw:layer="layout" svg:width="16.8cm" svg:height="12.421cm" svg:x="4.4cm" svg:y="4.8cm" presentation:class="subtitle" presentation:user-transformed="true">
          <draw:text-box>
            <text:p text:style-name="P2"><text:span text:style-name="T14">Основные </text:span><text:span text:style-name="T14">типы задач </text:span><text:span text:style-name="T14">ML</text:span></text:p>
            <text:p text:style-name="P2"><text:span text:style-name="T2"/></text:p>
            <text:p text:style-name="P23"><text:span text:style-name="T2">Классификаци</text:span><text:span text:style-name="T2">я - разделение </text:span><text:span text:style-name="T2">на части</text:span></text:p>
            <text:p text:style-name="P23"><text:span text:style-name="T2"/></text:p>
            <text:p text:style-name="P23"><text:span text:style-name="T2">Кластеризаци</text:span><text:span text:style-name="T2">я - </text:span><text:span text:style-name="T2">формировани</text:span><text:span text:style-name="T2">е групп</text:span></text:p>
            <text:p text:style-name="P23"><text:span text:style-name="T2"/></text:p>
            <text:p text:style-name="P23"><text:span text:style-name="T2">Регрессия - </text:span><text:span text:style-name="T2">восстановлен</text:span><text:span text:style-name="T2">ие </text:span><text:span text:style-name="T2">зависимости </text:span></text:p>
            <text:p text:style-name="P23"><text:span text:style-name="T2"/></text:p>
          </draw:text-box>
        </draw:frame>
        <draw:frame presentation:style-name="pr6" draw:text-style-name="P16" draw:layer="layout" svg:width="19.199cm" svg:height="1.363cm" svg:x="1.203cm" svg:y="2.002cm" presentation:class="title" presentation:user-transformed="true">
          <draw:text-box>
            <text:p text:style-name="P2"><text:span text:style-name="T3">О методах </text:span><text:span text:style-name="T3">машинног</text:span><text:span text:style-name="T3">о </text:span><text:span text:style-name="T3">обучен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2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6" draw:text-style-name="P16" draw:layer="layout" svg:width="19.199cm" svg:height="1.363cm" svg:x="1.203cm" svg:y="2.002cm" presentation:class="title" presentation:user-transformed="true">
          <draw:text-box>
            <text:p text:style-name="P2"><text:span text:style-name="T3">О методах </text:span><text:span text:style-name="T3">машинног</text:span><text:span text:style-name="T3">о </text:span><text:span text:style-name="T3">обучения</text:span></text:p>
          </draw:text-box>
        </draw:frame>
        <draw:frame draw:style-name="gr29" draw:text-style-name="P26" draw:layer="layout" svg:width="25.4cm" svg:height="1.256cm" svg:x="1.4cm" svg:y="5cm">
          <draw:text-box>
            <text:p><text:span text:style-name="T15">Методы </text:span><text:span text:style-name="T15">решения </text:span><text:span text:style-name="T15">задач </text:span><text:span text:style-name="T15">машинного </text:span><text:span text:style-name="T15">обучения</text:span></text:p>
          </draw:text-box>
        </draw:frame>
        <draw:frame presentation:style-name="pr7" draw:text-style-name="P28" draw:layer="layout" svg:width="15.2cm" svg:height="11.285cm" svg:x="0.8cm" svg:y="7.202cm">
          <draw:text-box>
            <text:p text:style-name="P27"><text:span text:style-name="T15">способы </text:span><text:span text:style-name="T15">организации </text:span><text:span text:style-name="T15">данных</text:span></text:p>
            <text:p text:style-name="P27"><text:span text:style-name="T16"/></text:p>
            <text:p text:style-name="P27"><text:span text:style-name="T17">"с учителем" </text:span><text:span text:style-name="T17">(supervised) </text:span></text:p>
            <text:p text:style-name="P27"><text:span text:style-name="T16">- </text:span><text:span text:style-name="T16">размеченные </text:span><text:span text:style-name="T16">данные</text:span></text:p>
            <text:p text:style-name="P27"><text:span text:style-name="T16"/></text:p>
            <text:p text:style-name="P27"><text:span text:style-name="T17">"без учителя" </text:span><text:span text:style-name="T17">(unsupervised</text:span><text:span text:style-name="T17">) </text:span></text:p>
            <text:p text:style-name="P27"><text:span text:style-name="T16">- не </text:span><text:span text:style-name="T16">размеченные </text:span><text:span text:style-name="T16">данные</text:span></text:p>
            <text:p text:style-name="P27"><text:span text:style-name="T16"/></text:p>
            <text:p text:style-name="P27"><text:span text:style-name="T17">"частичное </text:span><text:span text:style-name="T17">обучение" </text:span><text:span text:style-name="T17">semi-</text:span><text:span text:style-name="T17">supervised</text:span><text:span text:style-name="T16"> </text:span></text:p>
            <text:p text:style-name="P27"><text:span text:style-name="T16">- частично </text:span><text:span text:style-name="T16">размеченные </text:span><text:span text:style-name="T16">данные</text:span></text:p>
            <text:p text:style-name="P27"><text:span text:style-name="T16"/></text:p>
            <text:p text:style-name="P27"><text:span text:style-name="T17">"с </text:span><text:span text:style-name="T17">подкрепление</text:span><text:span text:style-name="T17">м" </text:span><text:span text:style-name="T17">reinforcement </text:span></text:p>
            <text:p text:style-name="P27"><text:span text:style-name="T16">- датасет в </text:span><text:span text:style-name="T16">явном виде </text:span><text:span text:style-name="T16">отсутствует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2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8" draw:text-style-name="P29" draw:layer="layout" svg:width="10.599cm" svg:height="9.834cm" svg:x="16.601cm" svg:y="6.8cm" presentation:class="subtitle" presentation:user-transformed="true">
          <draw:text-box>
            <text:p text:style-name="P27"><text:span text:style-name="T15"><text:s text:c="6"/></text:span><text:span text:style-name="T15">модели</text:span></text:p>
            <text:p text:style-name="P27"><text:span text:style-name="T18"/></text:p>
            <text:p text:style-name="P27"><text:span text:style-name="T19">Метрические: </text:span><text:span text:style-name="T19">k-Neighbors</text:span></text:p>
            <text:p text:style-name="P27"><text:span text:style-name="T20"/></text:p>
            <text:p text:style-name="P27"><text:span text:style-name="T20">Статистически</text:span><text:span text:style-name="T20">е: Naive Bayes</text:span></text:p>
            <text:p text:style-name="P27"><text:span text:style-name="T20"/></text:p>
            <text:p text:style-name="P27"><text:span text:style-name="T20">Логические: <text:s/></text:span><text:span text:style-name="T20">Decision Tree</text:span></text:p>
            <text:p text:style-name="P27"><text:span text:style-name="T20"><text:s/></text:span></text:p>
            <text:p text:style-name="P27"><text:span text:style-name="T20">Линейные: </text:span><text:span text:style-name="T20">SVM, MLP</text:span></text:p>
            <text:p text:style-name="P27"><text:span text:style-name="T20"/></text:p>
            <text:p text:style-name="P27"><text:span text:style-name="T20">Композиции: </text:span><text:span text:style-name="T20">AdaBoost</text:span></text:p>
          </draw:text-box>
        </draw:frame>
        <draw:frame presentation:style-name="pr6" draw:text-style-name="P16" draw:layer="layout" svg:width="19.199cm" svg:height="1.363cm" svg:x="1.203cm" svg:y="2.002cm" presentation:class="title" presentation:user-transformed="true">
          <draw:text-box>
            <text:p text:style-name="P2"><text:span text:style-name="T3">О методах </text:span><text:span text:style-name="T3">машинног</text:span><text:span text:style-name="T3">о </text:span><text:span text:style-name="T3">обучения</text:span></text:p>
          </draw:text-box>
        </draw:frame>
        <draw:frame draw:style-name="gr29" draw:text-style-name="P26" draw:layer="layout" svg:width="25.4cm" svg:height="1.256cm" svg:x="1.4cm" svg:y="5cm">
          <draw:text-box>
            <text:p><text:span text:style-name="T15">Методы </text:span><text:span text:style-name="T15">решения </text:span><text:span text:style-name="T15">задач </text:span><text:span text:style-name="T15">машинного </text:span><text:span text:style-name="T15">обучения</text:span></text:p>
          </draw:text-box>
        </draw:frame>
        <draw:frame presentation:style-name="pr7" draw:text-style-name="P28" draw:layer="layout" svg:width="15.2cm" svg:height="11.285cm" svg:x="0.8cm" svg:y="7.201cm">
          <draw:text-box>
            <text:p text:style-name="P27"><text:span text:style-name="T15">способы </text:span><text:span text:style-name="T15">организации </text:span><text:span text:style-name="T15">данных</text:span></text:p>
            <text:p text:style-name="P27"><text:span text:style-name="T16"/></text:p>
            <text:p text:style-name="P27"><text:span text:style-name="T17">"с учителем" </text:span><text:span text:style-name="T17">(supervised) </text:span></text:p>
            <text:p text:style-name="P27"><text:span text:style-name="T16">- </text:span><text:span text:style-name="T16">размеченные </text:span><text:span text:style-name="T16">данные</text:span></text:p>
            <text:p text:style-name="P27"><text:span text:style-name="T16"/></text:p>
            <text:p text:style-name="P27"><text:span text:style-name="T17">"без учителя" </text:span><text:span text:style-name="T17">(unsupervised</text:span><text:span text:style-name="T17">) </text:span></text:p>
            <text:p text:style-name="P27"><text:span text:style-name="T16">- не </text:span><text:span text:style-name="T16">размеченные </text:span><text:span text:style-name="T16">данные</text:span></text:p>
            <text:p text:style-name="P27"><text:span text:style-name="T16"/></text:p>
            <text:p text:style-name="P27"><text:span text:style-name="T17">"частичное </text:span><text:span text:style-name="T17">обучение" </text:span><text:span text:style-name="T17">semi-</text:span><text:span text:style-name="T17">supervised</text:span><text:span text:style-name="T16"> </text:span></text:p>
            <text:p text:style-name="P27"><text:span text:style-name="T16">- частично </text:span><text:span text:style-name="T16">размеченные </text:span><text:span text:style-name="T16">данные</text:span></text:p>
            <text:p text:style-name="P27"><text:span text:style-name="T16"/></text:p>
            <text:p text:style-name="P27"><text:span text:style-name="T17">"с </text:span><text:span text:style-name="T17">подкрепление</text:span><text:span text:style-name="T17">м" </text:span><text:span text:style-name="T17">reinforcement </text:span></text:p>
            <text:p text:style-name="P27"><text:span text:style-name="T16">- датасет в </text:span><text:span text:style-name="T16">явном виде </text:span><text:span text:style-name="T16">отсутствует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2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9" draw:text-style-name="P16" draw:layer="layout" svg:width="25.199cm" svg:height="1.763cm" svg:x="0.801cm" svg:y="1.637cm" presentation:class="title" presentation:user-transformed="true">
          <draw:text-box>
            <text:p><text:span text:style-name="T3">Литература</text:span></text:p>
          </draw:text-box>
        </draw:frame>
        <draw:frame draw:style-name="gr30" draw:text-style-name="P30" draw:layer="layout" svg:width="24.2cm" svg:height="7.2cm" svg:x="1.2cm" svg:y="6.8cm">
          <draw:text-box>
            <text:p><text:span text:style-name="T21">git clone </text:span><text:span text:style-name="T22">https://github</text:span><text:span text:style-name="T22">.com/mechan</text:span><text:span text:style-name="T22">oid5/ml_lecto</text:span><text:span text:style-name="T22">rium.git</text:span></text:p>
            <text:p><text:span text:style-name="T21"/></text:p>
            <text:p><text:span text:style-name="T21"/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roman" style:font-pitch="fixed"/>
    <style:font-face style:name="DejaVu Sans" svg:font-family="'DejaVu Sans'" style:font-family-generic="roman" style:font-pitch="variable"/>
    <style:font-face style:name="DejaVu Sans1" svg:font-family="'DejaVu Sans'" style:font-family-generic="swiss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roman" style:font-pitch="fixed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16" draw:display-name="Стили стрелок 16" svg:viewBox="0 0 20 20" svg:d="M0 20l10-20 10 20z"/>
    <draw:marker draw:name="Стили_20_стрелок_20_17" draw:display-name="Стили стрелок 17" svg:viewBox="0 0 20 20" svg:d="M0 20l10-20 10 20z"/>
    <draw:marker draw:name="Стили_20_стрелок_20_18" draw:display-name="Стили стрелок 18" svg:viewBox="0 0 20 20" svg:d="M0 20l10-20 10 20z"/>
    <draw:marker draw:name="Стили_20_стрелок_20_19" draw:display-name="Стили стрелок 19" svg:viewBox="0 0 20 20" svg:d="M0 20l10-20 10 20z"/>
    <draw:marker draw:name="Стили_20_стрелок_20_2" draw:display-name="Стили стрелок 2" svg:viewBox="0 0 20 20" svg:d="M0 20l10-20 10 20z"/>
    <draw:marker draw:name="Стили_20_стрелок_20_20" draw:display-name="Стили стрелок 20" svg:viewBox="0 0 20 20" svg:d="M0 20l10-20 10 20z"/>
    <draw:marker draw:name="Стили_20_стрелок_20_21" draw:display-name="Стили стрелок 21" svg:viewBox="0 0 20 20" svg:d="M0 20l10-20 10 20z"/>
    <draw:marker draw:name="Стили_20_стрелок_20_22" draw:display-name="Стили стрелок 22" svg:viewBox="0 0 20 20" svg:d="M0 20l10-20 10 20z"/>
    <draw:marker draw:name="Стили_20_стрелок_20_23" draw:display-name="Стили стрелок 23" svg:viewBox="0 0 20 20" svg:d="M0 20l10-20 10 20z"/>
    <draw:marker draw:name="Стили_20_стрелок_20_3" draw:display-name="Стили стрелок 3" svg:viewBox="0 0 20 20" svg:d="M0 20l10-20 10 20z"/>
    <draw:marker draw:name="Стили_20_стрелок_20_5" draw:display-name="Стили стрелок 5" svg:viewBox="0 0 20 20" svg:d="M0 20l10-20 10 20z"/>
    <draw:marker draw:name="Стили_20_стрелок_20_7" draw:display-name="Стили стрелок 7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Базовый_5f_1" style:display-name="Базовый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2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Базовый_5f_1">
      <style:graphic-properties svg:stroke-color="#000000" draw:fill="none"/>
    </style:style>
    <style:style style:name="Базовый_5f_1_5f_1" style:display-name="Базов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Базовый_5f_1_5f_1" style:display-name="Базов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02-21T14:01:04.084158095</dc:date>
    <meta:editing-duration>P1DT3H34M36S</meta:editing-duration>
    <meta:editing-cycles>366</meta:editing-cycles>
    <meta:generator>LibreOffice/7.2.5.2.0$Linux_X86_64 LibreOffice_project/20$Build-2</meta:generator>
    <meta:document-statistic meta:object-count="88"/>
  </office:meta>
</office:document-meta>
</file>